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" style:family="graphic" style:parent-style-name="objectwithoutfill">
      <style:graphic-properties draw:marker-end="Arrowheads_20_117" draw:marker-end-width="0.3cm" draw:fill="none" draw:textarea-vertical-align="middle"/>
    </style:style>
    <style:style style:name="gr4" style:family="graphic" style:parent-style-name="objectwithoutfill">
      <style:graphic-properties draw:marker-end="Arrowheads_20_118" draw:marker-end-width="0.3cm" draw:fill="none" draw:textarea-vertical-align="middle"/>
    </style:style>
    <style:style style:name="gr5" style:family="graphic" style:parent-style-name="objectwithoutfill">
      <style:graphic-properties draw:marker-end="Arrowheads_20_125" draw:marker-end-width="0.3cm" draw:fill="none"/>
    </style:style>
    <style:style style:name="gr6" style:family="graphic" style:parent-style-name="objectwithoutfill">
      <style:graphic-properties draw:marker-end="Arrowheads_20_126" draw:marker-end-width="0.3cm" draw:fill="none"/>
    </style:style>
    <style:style style:name="gr7" style:family="graphic" style:parent-style-name="objectwithoutfill">
      <style:graphic-properties draw:marker-end="Arrowheads_20_127" draw:marker-end-width="0.3cm" draw:fill="none"/>
    </style:style>
    <style:style style:name="gr8" style:family="graphic" style:parent-style-name="objectwithoutfill">
      <style:graphic-properties draw:marker-end="Arrowheads_20_128" draw:marker-end-width="0.3cm" draw:fill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164cm" fo:min-width="0.914cm" style:writing-mode="lr-tb"/>
      <style:paragraph-properties style:writing-mode="lr-tb"/>
    </style:style>
    <style:style style:name="gr10" style:family="graphic" style:parent-style-name="objectwithoutfill">
      <style:graphic-properties draw:marker-end="Arrowheads_20_129" draw:marker-end-width="0.3cm" draw:fill="none"/>
    </style:style>
    <style:style style:name="gr11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12" style:family="graphic" style:parent-style-name="objectwithoutfill">
      <style:graphic-properties draw:marker-end="Arrowheads_20_136" draw:marker-end-width="0.3cm" draw:fill="none"/>
    </style:style>
    <style:style style:name="gr13" style:family="graphic" style:parent-style-name="objectwithoutfill">
      <style:graphic-properties draw:marker-end="Arrowheads_20_140" draw:marker-end-width="0.3cm" draw:fill="none"/>
    </style:style>
    <style:style style:name="gr14" style:family="graphic" style:parent-style-name="objectwithoutfill">
      <style:graphic-properties draw:marker-end="Arrowheads_20_141" draw:marker-end-width="0.3cm" draw:fill="none"/>
    </style:style>
    <style:style style:name="gr15" style:family="graphic" style:parent-style-name="objectwithoutfill">
      <style:graphic-properties draw:marker-end="Arrowheads_20_142" draw:marker-end-width="0.3cm" draw:fill="none"/>
    </style:style>
    <style:style style:name="gr16" style:family="graphic">
      <style:graphic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51cm" fo:min-width="0.557cm"/>
    </style:style>
    <style:style style:name="gr18" style:family="graphic" style:parent-style-name="standard">
      <style:graphic-properties draw:textarea-horizontal-align="justify" draw:textarea-vertical-align="top" draw:auto-grow-height="false" fo:min-height="1.75cm" fo:min-width="2.5cm" style:writing-mode="lr-tb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75cm" fo:min-width="2.5cm" style:writing-mode="lr-tb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top" draw:auto-grow-height="false" fo:min-height="1.75cm" fo:min-width="5.5cm" style:writing-mode="lr-tb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22" style:family="graphic" style:parent-style-name="objectwithoutfill">
      <style:graphic-properties draw:marker-start="" draw:marker-end="Rounded_20_short_20_Arrow" draw:marker-end-width="0.3cm" draw:fill="none"/>
    </style:style>
    <style:style style:name="gr23" style:family="graphic" style:parent-style-name="objectwithoutfill">
      <style:graphic-properties draw:marker-end="Arrowheads_20_148" draw:marker-end-width="0.3cm" draw:fill="none"/>
    </style:style>
    <style:style style:name="gr24" style:family="graphic" style:parent-style-name="standard">
      <style:graphic-properties draw:textarea-horizontal-align="justify" draw:textarea-vertical-align="middle" draw:auto-grow-height="false" fo:min-height="0.278cm" fo:min-width="1.501cm" style:writing-mode="lr-tb"/>
      <style:paragraph-properties style:writing-mode="lr-tb"/>
    </style:style>
    <style:style style:name="gr25" style:family="graphic" style:parent-style-name="standard">
      <style:graphic-properties draw:stroke="dash" draw:stroke-dash="Long_20_Dash_20__28_Rounded_29_" svg:stroke-linecap="round" draw:textarea-horizontal-align="center" draw:textarea-vertical-align="top" draw:auto-grow-height="false" fo:min-height="14.75cm" fo:min-width="15.5cm" style:writing-mode="lr-tb"/>
      <style:paragraph-properties style:writing-mode="lr-tb"/>
    </style:style>
    <style:style style:name="P1" style:family="paragraph">
      <loext:graphic-properties draw:fill="none" draw:fill-color="#ffffff"/>
      <style:text-properties fo:font-size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 style:writing-mode="lr-tb"/>
      <style:text-properties fo:font-size="1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5cm" svg:height="1.039cm" svg:x="10.75cm" svg:y="7.961cm">
          <draw:text-box>
            <text:p><text:span text:style-name="T1">CRUD,</text:span></text:p>
            <text:p><text:span text:style-name="T1">Search</text:span></text:p>
          </draw:text-box>
        </draw:frame>
        <draw:frame draw:style-name="gr1" draw:text-style-name="P1" draw:layer="layout" svg:width="1.75cm" svg:height="1cm" svg:x="16.75cm" svg:y="8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1" draw:text-style-name="P1" draw:layer="layout" svg:width="2.25cm" svg:height="1.039cm" svg:x="17cm" svg:y="11.961cm">
          <draw:text-box>
            <text:p><text:span text:style-name="T1">Search by Key/Value</text:span></text:p>
          </draw:text-box>
        </draw:frame>
        <draw:frame draw:style-name="gr1" draw:text-style-name="P1" draw:layer="layout" svg:width="2.25cm" svg:height="1.039cm" svg:x="12.5cm" svg:y="12cm">
          <draw:text-box>
            <text:p><text:span text:style-name="T1">Search by Condition</text:span></text:p>
          </draw:text-box>
        </draw:frame>
        <draw:frame draw:style-name="gr1" draw:text-style-name="P1" draw:layer="layout" svg:width="2.5cm" svg:height="0.539cm" svg:x="2.5cm" svg:y="11.961cm">
          <draw:text-box>
            <text:p><text:span text:style-name="T1">Authenticate</text:span></text:p>
          </draw:text-box>
        </draw:frame>
        <draw:frame draw:style-name="gr1" draw:text-style-name="P1" draw:layer="layout" svg:width="2.5cm" svg:height="1.039cm" svg:x="9cm" svg:y="5cm">
          <draw:text-box>
            <text:p><text:span text:style-name="T1">Receive by Subscription</text:span></text:p>
          </draw:text-box>
        </draw:frame>
        <draw:frame draw:style-name="gr2" draw:text-style-name="P1" draw:layer="layout" svg:width="2cm" svg:height="0.75cm" svg:x="25.75cm" svg:y="12cm">
          <draw:text-box>
            <text:p><text:span text:style-name="T1">Register</text:span></text:p>
          </draw:text-box>
        </draw:frame>
        <draw:connector draw:style-name="gr3" draw:text-style-name="P2" draw:layer="layout" draw:type="curve" svg:x1="8.5cm" svg:y1="8cm" svg:x2="13cm" svg:y2="3cm" draw:start-shape="id1" draw:start-glue-point="4" draw:end-shape="id2" draw:end-glue-point="5" svg:d="M8500 8000c0-3334 1500-5000 4500-5000" svg:viewBox="0 0 4501 5001">
          <text:p/>
        </draw:connector>
        <draw:connector draw:style-name="gr4" draw:text-style-name="P2" draw:layer="layout" draw:type="curve" svg:x1="19cm" svg:y1="3cm" svg:x2="26.5cm" svg:y2="8cm" draw:start-shape="id2" draw:start-glue-point="7" draw:end-shape="id3" draw:end-glue-point="0" svg:d="M19000 3000c5000 0 7500 1666 7500 5000" svg:viewBox="0 0 7501 5001">
          <text:p/>
        </draw:connector>
        <draw:connector draw:style-name="gr5" draw:text-style-name="P2" draw:layer="layout" draw:type="curve" svg:x1="16cm" svg:y1="15cm" svg:x2="26.5cm" svg:y2="10cm" draw:start-shape="id4" draw:start-glue-point="7" draw:end-shape="id3" draw:end-glue-point="2" svg:d="M16000 15000c7000 0 10500-1666 10500-5000" svg:viewBox="0 0 10501 5001">
          <text:p/>
        </draw:connector>
        <draw:connector draw:style-name="gr6" draw:text-style-name="P2" draw:layer="layout" draw:type="curve" draw:line-skew="5.316cm" svg:x1="16cm" svg:y1="15cm" svg:x2="18.5cm" svg:y2="3.25cm" draw:start-shape="id4" draw:start-glue-point="7" svg:d="M16000 15000c10225 0 8975-11750 2500-11750" svg:viewBox="0 0 7522 11751">
          <text:p/>
        </draw:connector>
        <draw:frame draw:style-name="gr2" draw:text-style-name="P1" draw:layer="layout" svg:width="1.75cm" svg:height="0.75cm" svg:x="22.5cm" svg:y="12cm">
          <draw:text-box>
            <text:p><text:span text:style-name="T1">Publish</text:span></text:p>
          </draw:text-box>
        </draw:frame>
        <draw:connector draw:style-name="gr7" draw:text-style-name="P2" draw:layer="layout" draw:type="line" svg:x1="4cm" svg:y1="9cm" svg:x2="7cm" svg:y2="9cm" svg:d="M4000 9000h3000" svg:viewBox="0 0 3001 1">
          <text:p/>
        </draw:connector>
        <draw:connector draw:style-name="gr8" draw:text-style-name="P2" draw:layer="layout" draw:type="line" svg:x1="2.5cm" svg:y1="10cm" svg:x2="2.5cm" svg:y2="14cm" draw:start-shape="id5" draw:start-glue-point="6" draw:end-shape="id6" draw:end-glue-point="4" svg:d="M2500 10000v4000" svg:viewBox="0 0 1 4001">
          <text:p/>
        </draw:connector>
        <draw:custom-shape draw:style-name="gr9" draw:text-style-name="P4" xml:id="id7" draw:id="id7" draw:layer="layout" svg:width="2cm" svg:height="2cm" svg:x="1.5cm" svg:y="2cm">
          <text:p text:style-name="P3"><text:span text:style-name="T1"/></text:p>
          <text:p text:style-name="P3"><text:span text:style-name="T1">User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10" draw:text-style-name="P2" draw:layer="layout" draw:type="line" svg:x1="2.5cm" svg:y1="4cm" svg:x2="2.5cm" svg:y2="8cm" draw:start-shape="id7" draw:start-glue-point="8" draw:end-shape="id5" draw:end-glue-point="4" svg:d="M2500 4000v4000" svg:viewBox="0 0 1 4001">
          <text:p/>
        </draw:connector>
        <draw:frame draw:style-name="gr11" draw:text-style-name="P1" draw:layer="layout" svg:width="4.25cm" svg:height="1.75cm" svg:x="2.5cm" svg:y="5cm">
          <draw:text-box>
            <text:p><text:span text:style-name="T1">Publish Messages,</text:span></text:p>
            <text:p><text:span text:style-name="T1">Receive Messages,</text:span></text:p>
            <text:p><text:span text:style-name="T1">Manage Subscriptions,</text:span></text:p>
            <text:p><text:span text:style-name="T1">Read Quotas</text:span></text:p>
          </draw:text-box>
        </draw:frame>
        <draw:frame draw:style-name="gr2" draw:text-style-name="P1" draw:layer="layout" svg:width="2.25cm" svg:height="1cm" svg:x="9cm" svg:y="12cm">
          <draw:text-box>
            <text:p><text:span text:style-name="T1">Publish Messages</text:span></text:p>
          </draw:text-box>
        </draw:frame>
        <draw:connector draw:style-name="gr12" draw:text-style-name="P2" draw:layer="layout" draw:type="line" svg:x1="10cm" svg:y1="9cm" svg:x2="13cm" svg:y2="9cm" svg:d="M10000 9000h3000" svg:viewBox="0 0 3001 1">
          <text:p/>
        </draw:connector>
        <draw:frame draw:style-name="gr1" draw:text-style-name="P1" draw:layer="layout" svg:width="1.75cm" svg:height="1cm" svg:x="24.25cm" svg:y="5cm">
          <draw:text-box>
            <text:p text:style-name="P5"><text:span text:style-name="T1">Search,</text:span></text:p>
            <text:p text:style-name="P5"><text:span text:style-name="T1">Delete</text:span></text:p>
          </draw:text-box>
        </draw:frame>
        <draw:connector draw:style-name="gr13" draw:text-style-name="P2" draw:layer="layout" draw:type="curve" svg:x1="14.5cm" svg:y1="14cm" svg:x2="20.5cm" svg:y2="10cm" draw:start-shape="id8" draw:start-glue-point="0" draw:end-shape="id9" draw:end-glue-point="2" svg:d="M14500 14000c0-2998 6000-999 6000-4000" svg:viewBox="0 0 6001 4001">
          <text:p/>
        </draw:connector>
        <draw:connector draw:style-name="gr14" draw:text-style-name="P2" draw:layer="layout" draw:type="curve" svg:x1="8.5cm" svg:y1="10cm" svg:x2="13cm" svg:y2="15cm" draw:start-shape="id1" draw:start-glue-point="6" draw:end-shape="id4" draw:end-glue-point="5" svg:d="M8500 10000c0 3334 1500 5000 4500 5000" svg:viewBox="0 0 4501 5001">
          <text:p/>
        </draw:connector>
        <draw:connector draw:style-name="gr15" draw:text-style-name="P2" draw:layer="layout" draw:type="line" svg:x1="16cm" svg:y1="9cm" svg:x2="19cm" svg:y2="9cm" svg:d="M16000 9000h3000" svg:viewBox="0 0 3001 1">
          <text:p/>
        </draw:connector>
        <draw:g draw:style-name="gr16" xml:id="id8" draw:id="id8">
          <draw:custom-shape draw:style-name="gr17" draw:text-style-name="P6" draw:layer="layout" svg:width="2cm" svg:height="1cm" svg:x="13.5cm" svg:y="14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ustom-shape draw:style-name="gr18" draw:text-style-name="P7" xml:id="id4" draw:id="id4" draw:layer="layout" svg:width="3cm" svg:height="2cm" svg:x="13cm" svg:y="14cm">
            <text:p text:style-name="P6">Writ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8" draw:text-style-name="P7" xml:id="id1" draw:id="id1" draw:layer="layout" svg:width="3cm" svg:height="2cm" svg:x="7cm" svg:y="8cm">
          <text:p text:style-name="P6">API Gatew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7" xml:id="id6" draw:id="id6" draw:layer="layout" svg:width="3cm" svg:height="2cm" svg:x="1cm" svg:y="14cm">
          <text:p text:style-name="P6">Identity Provi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7" xml:id="id5" draw:id="id5" draw:layer="layout" svg:width="3cm" svg:height="2cm" svg:x="1cm" svg:y="8cm">
          <text:p text:style-name="P6">Group Client</text:p>
          <draw:enhanced-geometry svg:viewBox="0 0 21600 21600" draw:glue-points="10800 0 0 10800 10800 21600 21600 10800" draw:type="flowchart-process" draw:enhanced-path="M 0 0 L 21600 0 21600 21600 0 21600 0 0 Z N"/>
        </draw:custom-shape>
        <draw:g draw:style-name="gr16">
          <draw:custom-shape draw:style-name="gr20" draw:text-style-name="P7" xml:id="id2" draw:id="id2" draw:layer="layout" svg:width="6cm" svg:height="2cm" svg:x="13cm" svg:y="2cm">
            <text:p text:style-name="P6">Message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6" xml:id="id11" draw:id="id11" draw:layer="layout" svg:width="2cm" svg:height="1cm" svg:x="13.5cm" svg:y="2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7" draw:text-style-name="P6" xml:id="id10" draw:id="id10" draw:layer="layout" svg:width="2cm" svg:height="1cm" svg:x="16.5cm" svg:y="2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22" draw:text-style-name="P2" draw:layer="layout" draw:type="line" svg:x1="16.5cm" svg:y1="3.25cm" svg:x2="15.5cm" svg:y2="3.25cm" draw:start-shape="id10" draw:start-glue-point="5" draw:end-shape="id11" draw:end-glue-point="8" svg:d="M16500 3250h-1000" svg:viewBox="0 0 1001 1">
            <text:p/>
          </draw:connector>
        </draw:g>
        <draw:g draw:style-name="gr16" xml:id="id9" draw:id="id9">
          <draw:custom-shape draw:style-name="gr18" draw:text-style-name="P7" draw:layer="layout" svg:width="3cm" svg:height="2cm" svg:x="19cm" svg:y="8cm">
            <text:p text:style-name="P6">Condition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6" draw:layer="layout" svg:width="2cm" svg:height="1cm" svg:x="19.5cm" svg:y="8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6" xml:id="id3" draw:id="id3">
          <draw:custom-shape draw:style-name="gr18" draw:text-style-name="P7" draw:layer="layout" svg:width="3cm" svg:height="2cm" svg:x="25cm" svg:y="8cm">
            <text:p text:style-name="P6">Matche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6" draw:layer="layout" svg:width="2cm" svg:height="1cm" svg:x="25.5cm" svg:y="8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6">
          <draw:custom-shape draw:style-name="gr21" draw:text-style-name="P6" draw:layer="layout" svg:width="2cm" svg:height="1cm" svg:x="13.5cm" svg:y="8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8" draw:text-style-name="P7" draw:layer="layout" svg:width="3cm" svg:height="2cm" svg:x="13cm" svg:y="8cm">
            <text:p text:style-name="P6">Subscriptions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23" draw:text-style-name="P2" draw:layer="layout" draw:type="line" svg:x1="14.5cm" svg:y1="14cm" svg:x2="14.5cm" svg:y2="10cm" draw:start-shape="id8" draw:start-glue-point="0" svg:d="M14500 14000v-4000" svg:viewBox="0 0 1 4001">
          <text:p/>
        </draw:connector>
        <draw:custom-shape draw:style-name="gr24" draw:text-style-name="P7" draw:layer="layout" svg:width="2cm" svg:height="1cm" svg:x="7.5cm" svg:y="8.75cm">
          <text:p text:style-name="P6">Quota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7" draw:layer="layout" svg:width="16cm" svg:height="15cm" svg:x="12.5cm" svg:y="1.5cm">
          <text:p text:style-name="P6">Co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36" draw:display-name="Arrowheads 136" svg:viewBox="0 0 20 20" svg:d="M0 20l10-20 10 20z"/>
    <draw:marker draw:name="Arrowheads_20_140" draw:display-name="Arrowheads 140" svg:viewBox="0 0 20 20" svg:d="M0 20l10-20 10 20z"/>
    <draw:marker draw:name="Arrowheads_20_141" draw:display-name="Arrowheads 141" svg:viewBox="0 0 20 20" svg:d="M0 20l10-20 10 20z"/>
    <draw:marker draw:name="Arrowheads_20_142" draw:display-name="Arrowheads 142" svg:viewBox="0 0 20 20" svg:d="M0 20l10-20 10 20z"/>
    <draw:marker draw:name="Arrowheads_20_148" draw:display-name="Arrowheads 148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5-03T17:40:10.324001251</dc:date>
    <meta:editing-duration>PT10H41M43S</meta:editing-duration>
    <meta:editing-cycles>42</meta:editing-cycles>
    <meta:generator>LibreOffice/7.5.2.2$Linux_X86_64 LibreOffice_project/50$Build-2</meta:generator>
    <meta:document-statistic meta:object-count="46"/>
  </office:meta>
</office:document-meta>
</file>